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2F1255AF94C3AD6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5.923cm" svg:height="8.952cm" draw:z-index="0"><draw:image xlink:href="Pictures/1000020100000556000003002F1255AF94C3AD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9T18:11:41.262000000</meta:creation-date>
    <dc:date>2020-12-29T18:18:48.039000000</dc:date>
    <meta:editing-duration>PT7M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